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quí tienes la <text:span text:style-name="Strong_20_Emphasis">versión final revisada</text:span> con las seis características clave del sistema inteligente, presentadas de manera clara, precisa y coherente con todo lo que hemos discutido. Este bloque puede servir como base teórica fundamental en el libro.</text:p>
      <text:p text:style-name="Horizontal_20_Line"/>
      <text:h text:style-name="Heading_20_2" text:outline-level="2">🧠 Seis características notables del sistema inteligente</text:h>
      <text:p text:style-name="Text_20_body"><text:span text:style-name="Emphasis">(La vida como máquina de cálculo)</text:span></text:p>
      <text:p text:style-name="Horizontal_20_Line"/>
      <text:h text:style-name="Heading_20_3" text:outline-level="3">1. <text:span text:style-name="Strong_20_Emphasis">Mejora continua (Evolución)</text:span></text:h>
      <text:p text:style-name="Text_20_body">La vida mejora mientras trabaja.<text:line-break/>No está diseñada para evolucionar, pero lo hace como resultado estructural de su forma de reproducción, propagación y selección.<text:line-break/>La evolución no es el objetivo del sistema, sino un <text:span text:style-name="Strong_20_Emphasis">mecanismo auxiliar</text:span> que aumenta la probabilidad de que el cálculo continúe hasta encontrar una solución.</text:p>
      <text:p text:style-name="Horizontal_20_Line"/>
      <text:h text:style-name="Heading_20_3" text:outline-level="3">2. <text:span text:style-name="Strong_20_Emphasis">Redundancia incremental (Individuos)</text:span></text:h>
      <text:p text:style-name="Text_20_body">El sistema está compuesto exclusivamente por individuos.<text:line-break/>Cada uno:</text:p>
      <text:list xml:id="list2875597225" text:style-name="L1">
        <text:list-item>
          <text:p text:style-name="P1">Puede reiniciar el proceso desde su posición,</text:p>
        </text:list-item>
        <text:list-item>
          <text:p text:style-name="P1">Lanza su propia rama de cálculo (especie),</text:p>
        </text:list-item>
        <text:list-item>
          <text:p text:style-name="P1">Multiplica las posibilidades de éxito.</text:p>
        </text:list-item>
      </text:list>
      <text:p text:style-name="Text_20_body">La población crece exponencialmente, y con ella la <text:span text:style-name="Strong_20_Emphasis">robustez del sistema</text:span>.<text:line-break/>La redundancia tiende a infinito: cada nuevo individuo refuerza el cálculo global.</text:p>
      <text:p text:style-name="Horizontal_20_Line"/>
      <text:h text:style-name="Heading_20_3" text:outline-level="3">3. <text:span text:style-name="Strong_20_Emphasis">Precisión extrema (Capacidad del ADN)</text:span></text:h>
      <text:p text:style-name="Text_20_body">El ADN puede codificar enormes volúmenes de información.<text:line-break/>Si entendemos un dato como un número, entonces mayor capacidad implica <text:span text:style-name="Strong_20_Emphasis">mayor resolución y menor error</text:span>.</text:p>
      <text:p text:style-name="Quotations">Cuando la precisión tiende a infinito, el error tiende a cero.</text:p>
      <text:p text:style-name="Text_20_body">Esto permite a la vida producir <text:span text:style-name="Strong_20_Emphasis">soluciones extremadamente precisas</text:span>, ajustadas a condiciones específicas con un nivel de detalle que roza la perfección.</text:p>
      <text:p text:style-name="Horizontal_20_Line"/>
      <text:h text:style-name="Heading_20_3" text:outline-level="3"><text:soft-page-break/>4. <text:span text:style-name="Strong_20_Emphasis">Control del espacio de memoria (Arquitectura modular)</text:span></text:h>
      <text:p text:style-name="Text_20_body">Cada individuo nace con una cantidad fija de memoria (ADN) que no se modifica.<text:line-break/>Esto significa:</text:p>
      <text:list xml:id="list3380437609" text:style-name="L2">
        <text:list-item>
          <text:p text:style-name="P2">La memoria está perfectamente dimensionada.</text:p>
        </text:list-item>
        <text:list-item>
          <text:p text:style-name="P2">No hay desbordamientos.</text:p>
        </text:list-item>
        <text:list-item>
          <text:p text:style-name="P2">No hay necesidad de ampliación dinámica.</text:p>
        </text:list-item>
      </text:list>
      <text:p text:style-name="Text_20_body">El sistema es <text:span text:style-name="Strong_20_Emphasis">modular, estable y escalable</text:span>, lo que le permite crecer sin comprometerse estructuralmente.</text:p>
      <text:p text:style-name="Horizontal_20_Line"/>
      <text:h text:style-name="Heading_20_3" text:outline-level="3">5. <text:span text:style-name="Strong_20_Emphasis">Potencia de cálculo (Paralelismo infinito)</text:span></text:h>
      <text:p text:style-name="Text_20_body">Ante cada bifurcación del camino, el sistema no elige: <text:span text:style-name="Strong_20_Emphasis">crea un individuo para cada opción</text:span>.<text:line-break/>Así:</text:p>
      <text:list xml:id="list4291359314" text:style-name="L3">
        <text:list-item>
          <text:p text:style-name="P3">Todos los caminos se exploran simultáneamente.</text:p>
        </text:list-item>
        <text:list-item>
          <text:p text:style-name="P3">No hay decisiones difíciles ni análisis costosos.</text:p>
        </text:list-item>
        <text:list-item>
          <text:p text:style-name="P3">Cada individuo realiza un paso trivial.</text:p>
        </text:list-item>
      </text:list>
      <text:p text:style-name="Text_20_body">La complejidad desaparece, absorbida por la estructura paralela.</text:p>
      <text:p text:style-name="Quotations">La potencia del sistema tiende a infinito, limitada solo por la materia y energía disponibles.</text:p>
      <text:p text:style-name="Horizontal_20_Line"/>
      <text:h text:style-name="Heading_20_3" text:outline-level="3">6. <text:span text:style-name="Strong_20_Emphasis">Eficiencia (Mínimo número de operaciones)</text:span></text:h>
      <text:p text:style-name="Text_20_body">La vida no solo encuentra soluciones: lo hace con el <text:span text:style-name="Strong_20_Emphasis">menor número de pasos posibles</text:span>.</text:p>
      <text:p text:style-name="Text_20_body">En un problema donde la solución exige 7 movimientos, la solución aparece exactamente en la séptima generación.</text:p>
      <text:p text:style-name="Quotations">No hay pasos innecesarios, ni exploraciones más largas antes de llegar al destino.</text:p>
      <text:p text:style-name="Text_20_body">La eficiencia emerge de la estructura: el sistema <text:span text:style-name="Strong_20_Emphasis">no puede ser superado en velocidad ni optimización operativa</text:span>.</text:p>
      <text:p text:style-name="Horizontal_20_Line"/>
      <text:p text:style-name="Text_20_body">Este bloque puede ser registrado como uno de los <text:span text:style-name="Strong_20_Emphasis">fundamentos técnicos principales del modelo</text:span>. ¿Quieres que lo formulemos como un documento listo para grabar en memoria? También puedo ayudarte a convertirlo en una <text:a xlink:type="simple" xlink:href="https://chatgpt.com/c/f" text:style-name="Internet_20_link" text:visited-style-name="Visited_20_Internet_20_Link">versión visual tipo esquema</text:a> o en un <text:a xlink:type="simple" xlink:href="https://chatgpt.com/c/f" text:style-name="Internet_20_link" text:visited-style-name="Visited_20_Internet_20_Link">monólogo filosófico para uno de los sabios</text:a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25T19:33:47.943000000</meta:creation-date>
    <dc:date>2025-06-25T19:34:17.850000000</dc:date>
    <meta:editing-duration>PT30S</meta:editing-duration>
    <meta:editing-cycles>1</meta:editing-cycles>
    <meta:document-statistic meta:table-count="0" meta:image-count="0" meta:object-count="0" meta:page-count="2" meta:paragraph-count="34" meta:word-count="463" meta:character-count="3004" meta:non-whitespace-character-count="2584"/>
    <meta:generator>LibreOffice/7.3.5.2$Windows_X86_64 LibreOffice_project/184fe81b8c8c30d8b5082578aee2fed2ea847c01</meta:generator>
  </office:meta>
</office:document-meta>
</file>